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4FD00002C1ABB8FD090.svm"/>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BX12" svg:font-family="CMBX12"/>
    <style:font-face style:name="CMMI12" svg:font-family="CMMI12"/>
    <style:font-face style:name="CMMI8" svg:font-family="CMMI8"/>
    <style:font-face style:name="CMR12" svg:font-family="CMR12"/>
    <style:font-face style:name="CMTI12" svg:font-family="CMTI12"/>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style:font-name="CMR12" fo:font-size="12pt" fo:font-weight="bold" style:font-name-asian="CMR12" style:font-size-asian="12pt" style:font-weight-asian="bold" style:font-name-complex="CMR12" style:font-size-complex="12pt" style:font-weight-complex="bold"/>
    </style:style>
    <style:style style:name="P2" style:family="paragraph" style:parent-style-name="Standard">
      <style:paragraph-properties fo:text-align="start" style:justify-single-word="false" style:text-autospace="none"/>
      <style:text-properties style:font-name="CMR12" fo:font-size="12pt" fo:font-weight="bold" style:font-name-asian="CMR12" style:font-size-asian="12pt" style:font-weight-asian="bold" style:font-name-complex="CMR12" style:font-size-complex="12pt" style:font-weight-complex="bold"/>
    </style:style>
    <style:style style:name="P3"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4" style:family="paragraph" style:parent-style-name="Standard">
      <style:paragraph-properties fo:text-align="center" style:justify-single-word="false" style:text-autospace="none"/>
      <style:text-properties style:font-name="CMR12" fo:font-size="12pt" style:font-name-asian="CMR12" style:font-size-asian="12pt" style:font-name-complex="CMR12" style:font-size-complex="12pt"/>
    </style:style>
    <style:style style:name="P5" style:family="paragraph" style:parent-style-name="Standard">
      <style:paragraph-properties style:text-autospace="none"/>
      <style:text-properties style:font-name="CMR12" fo:font-size="12pt" style:font-name-asian="CMR12" style:font-size-asian="12pt" style:font-name-complex="CMR12" style:font-size-complex="12pt"/>
    </style:style>
    <style:style style:name="P6" style:family="paragraph" style:parent-style-name="Standard">
      <style:paragraph-properties fo:text-align="start" style:justify-single-word="false" style:text-autospace="none"/>
      <style:text-properties style:font-name="CMBX12" fo:font-size="10pt" style:font-name-asian="CMBX12" style:font-size-asian="10pt" style:font-name-complex="CMBX12" style:font-size-complex="10pt"/>
    </style:style>
    <style:style style:name="P7" style:family="paragraph" style:parent-style-name="Standard">
      <style:paragraph-properties fo:text-align="start" style:justify-single-word="false" style:text-autospace="none"/>
      <style:text-properties style:font-name="CMBX12" fo:font-size="12pt" fo:font-weight="bold" style:font-name-asian="CMBX12" style:font-size-asian="12pt" style:font-weight-asian="bold" style:font-name-complex="CMBX12" style:font-size-complex="12pt" style:font-weight-complex="bold"/>
    </style:style>
    <style:style style:name="P8" style:family="paragraph" style:parent-style-name="Standard">
      <style:paragraph-properties fo:text-align="start" style:justify-single-word="false" fo:break-before="page" style:text-autospace="none"/>
      <style:text-properties style:font-name="CMBX12" fo:font-size="12pt" fo:font-weight="bold" style:font-name-asian="CMBX12" style:font-size-asian="12pt" style:font-weight-asian="bold" style:font-name-complex="CMBX12" style:font-size-complex="12pt" style:font-weight-complex="bold"/>
    </style:style>
    <style:style style:name="P9" style:family="paragraph" style:parent-style-name="Standard">
      <style:paragraph-properties fo:break-before="page" style:text-autospace="none"/>
      <style:text-properties style:font-name="CMBX12" fo:font-size="12pt" fo:font-weight="bold" style:font-name-asian="CMBX12" style:font-size-asian="12pt" style:font-weight-asian="bold" style:font-name-complex="CMBX12" style:font-size-complex="12pt" style:font-weight-complex="bold"/>
    </style:style>
    <style:style style:name="P10"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11" style:family="paragraph" style:parent-style-name="Standard">
      <style:paragraph-properties style:text-autospace="none"/>
      <style:text-properties style:font-name="CMR12" fo:font-size="12pt" style:font-name-asian="CMR12" style:font-size-asian="12pt" style:font-name-complex="CMR12" style:font-size-complex="12pt"/>
    </style:style>
    <style:style style:name="T1" style:family="text">
      <style:text-properties style:font-name="CMR12" fo:font-size="12pt" style:font-name-asian="CMR12" style:font-size-asian="12pt" style:font-name-complex="CMR12" style:font-size-complex="12pt"/>
    </style:style>
    <style:style style:name="T2" style:family="text">
      <style:text-properties style:font-name="CMR12" fo:font-size="12pt" fo:font-weight="bold" style:font-name-asian="CMR12" style:font-size-asian="12pt" style:font-weight-asian="bold" style:font-name-complex="CMR12" style:font-size-complex="12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CMBX12" fo:font-size="12pt" style:font-name-asian="CMBX12" style:font-size-asian="12pt" style:font-name-complex="CMBX12" style:font-size-complex="12pt"/>
    </style:style>
    <style:style style:name="T6" style:family="text">
      <style:text-properties style:text-position="super 58%" style:font-name="CMR12" fo:font-size="12pt" fo:font-weight="bold" style:font-name-asian="CMR12" style:font-size-asian="12pt" style:font-weight-asian="bold" style:font-name-complex="CMR12" style:font-size-complex="12pt" style:font-weight-complex="bold"/>
    </style:style>
    <style:style style:name="T7" style:family="text">
      <style:text-properties style:font-name="Tahoma" fo:font-size="12pt" style:font-name-asian="Tahoma" style:font-size-asian="12pt" style:font-name-complex="Tahoma" style:font-size-complex="12pt"/>
    </style:style>
    <style:style style:name="T8" style:family="text">
      <style:text-properties style:font-name="CMMI12" fo:font-size="12pt" style:font-name-asian="CMMI12" style:font-size-asian="12pt" style:font-name-complex="CMMI12" style:font-size-complex="12pt"/>
    </style:style>
    <style:style style:name="T9" style:family="text">
      <style:text-properties style:font-name="CMMI8" fo:font-size="8pt" style:font-name-asian="CMMI8" style:font-size-asian="8pt" style:font-name-complex="CMMI8" style:font-size-complex="8pt"/>
    </style:style>
    <style:style style:name="T10" style:family="text">
      <style:text-properties style:font-name="CMTI12" fo:font-size="12pt" style:font-name-asian="CMTI12" style:font-size-asian="12pt" style:font-name-complex="CMTI12" style:font-size-complex="12pt"/>
    </style:style>
    <style:style style:name="T11" style:family="text">
      <style:text-properties style:font-name="CMTI12" style:font-name-asian="CMTI12" style:font-name-complex="CMTI1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jercicio 1</text:p>
      <text:p text:style-name="P3">Calcular el rango, rango intercuartílico, varianza, desviación estándar, valores atípicos y <text:span text:style-name="T1">valores extremos para el número de farmacias por municipios en Mallorca a partir de los datos de la tabla </text:span><text:span text:style-name="T5">4.2</text:span><text:span text:style-name="T1">.</text:span></text:p>
      <text:p text:style-name="P3"/>
      <text:p text:style-name="P4">Tabla 4.2: Farmacias en Mallorca, por municipio (fuente: Col.legi Oficial d’Apotecaris de les <text:span text:style-name="T1">Illes Balears, septiembre 2005)</text:span></text:p>
      <text:p text:style-name="P3"><draw:frame draw:style-name="fr1" draw:name="gráficos1" text:anchor-type="paragraph" svg:x="0cm" svg:y="0.254cm" svg:width="16.999cm" svg:height="8.819cm" draw:z-index="0"><draw:image xlink:href="Pictures/20000007000054FD00002C1ABB8FD090.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Solución:</text:p>
      <text:p text:style-name="P3">Primero construimos la tabla de frecuencias:</text:p>
      <text:p text:style-name="P3"><draw:frame draw:style-name="fr2" draw:name="Objeto1" text:anchor-type="paragraph" svg:x="1.49cm" svg:y="0.45cm" svg:width="14.016cm" svg:height="6.324cm" draw:z-index="1"><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Máximo</text:span><text:span text:style-name="T1">=140</text:span></text:p>
      <text:p text:style-name="P3"><text:span text:style-name="T2">Mínimo</text:span><text:span text:style-name="T1">=1</text:span></text:p>
      <text:p text:style-name="P3"><text:span text:style-name="T2">Rango</text:span><text:span text:style-name="T1">=140-1=139</text:span></text:p>
      <text:p text:style-name="P3"/>
      <text:p text:style-name="P3"><text:span text:style-name="T2">1</text:span><text:span text:style-name="T6">er</text:span><text:span text:style-name="T2"> cuartil</text:span><text:span text:style-name="T1">=1 (frec. rel. acum. = 0,5 </text:span><text:span text:style-name="T7">≥ </text:span><text:span text:style-name="T1">0,5)</text:span></text:p>
      <text:p text:style-name="P3"><text:span text:style-name="T2">3</text:span><text:span text:style-name="T6">er</text:span><text:span text:style-name="T2"> cuartil</text:span><text:span text:style-name="T1">=5 (frec. rel. acum. = 0,79 </text:span><text:span text:style-name="T7">≥ </text:span><text:span text:style-name="T1">0,75)</text:span></text:p>
      <text:p text:style-name="P3"><text:span text:style-name="T2">R.I.C.</text:span><text:span text:style-name="T1">=5-1=4</text:span></text:p>
      <text:p text:style-name="P3"><text:soft-page-break/></text:p>
      <text:p text:style-name="P3"><text:span text:style-name="T2">Media</text:span><text:span text:style-name="T1">=6,1</text:span></text:p>
      <text:p text:style-name="P3"><text:span text:style-name="T2">Varianza</text:span><text:span text:style-name="T1">=370,78</text:span></text:p>
      <text:p text:style-name="P3"><text:s/>(poblacional ya que consideramos todos los municipios de Mallorca)</text:p>
      <text:p text:style-name="P3"><text:span text:style-name="T2">Desviación típica</text:span><text:span text:style-name="T1">=19,26</text:span></text:p>
      <text:p text:style-name="P3"/>
      <text:p text:style-name="P3"><text:span text:style-name="T2">Límite superior valores atípicos</text:span><text:span text:style-name="T1">=5+1,5 </text:span><text:span text:style-name="T7">∙ </text:span><text:span text:style-name="T1">4 = 11</text:span></text:p>
      <text:p text:style-name="P3"><text:span text:style-name="T2">Límite inferior valores atípicos</text:span><text:span text:style-name="T1">=1-1,5 </text:span><text:span text:style-name="T7">∙ </text:span><text:span text:style-name="T1">4 = -5</text:span></text:p>
      <text:p text:style-name="P3"><text:span text:style-name="T2">Límite superior valores extremos</text:span><text:span text:style-name="T1">=5+3 </text:span><text:span text:style-name="T7">∙ </text:span><text:span text:style-name="T1">4 = 17</text:span></text:p>
      <text:p text:style-name="P3"><text:span text:style-name="T2">Límite inferior valores extremos</text:span><text:span text:style-name="T1">=1-3 </text:span><text:span text:style-name="T7">∙ </text:span><text:span text:style-name="T1">4 = -11</text:span></text:p>
      <text:p text:style-name="P3"/>
      <text:p text:style-name="P3"><text:span text:style-name="T2">Máximo valor no atípico</text:span><text:span text:style-name="T1">: 10</text:span></text:p>
      <text:p text:style-name="P3"><text:span text:style-name="T2">Valores atípicos</text:span><text:span text:style-name="T1">: 14 (Manacor)</text:span></text:p>
      <text:p text:style-name="P3"><text:span text:style-name="T2">Valores extremos</text:span><text:span text:style-name="T1">: 27 (Calvià), 140 (Palma)</text:span></text:p>
      <text:p text:style-name="P3"/>
      <text:p text:style-name="P8">Ejercicio 2</text:p>
      <text:p text:style-name="P6"><text:span text:style-name="T1">A partir de los datos de la tabla 4.3</text:span><text:span text:style-name="T3"> </text:span><text:span text:style-name="T1">calcular la media, la varianza y la desviación típica de la variable “Edad de víctimas de accidentes en 2006”.</text:span></text:p>
      <text:p text:style-name="P3"/>
      <text:p text:style-name="P4">Tabla 4.3: Edad de víctimas de accidentes en 2006 (fuente DGT)</text:p>
      <text:p text:style-name="P6"><text:span text:style-name="T1"><text:tab/><text:tab/><text:tab/><text:tab/>Edad (años) <text:tab/></text:span><text:span text:style-name="T8">Nº</text:span><text:span text:style-name="T9"> </text:span><text:span text:style-name="T1">víctimas</text:span></text:p>
      <text:p text:style-name="P3"><text:tab/><text:tab/><text:tab/><text:tab/>0 a 4 <text:tab/><text:tab/><text:tab/>343</text:p>
      <text:p text:style-name="P3"><text:tab/><text:tab/><text:tab/><text:tab/>5 a 14 <text:tab/><text:tab/>1172</text:p>
      <text:p text:style-name="P3"><text:tab/><text:tab/><text:tab/><text:tab/>15 a 17 <text:tab/><text:tab/>333</text:p>
      <text:p text:style-name="P3"><text:tab/><text:tab/><text:tab/><text:tab/>18 a 24 <text:tab/><text:tab/>918</text:p>
      <text:p text:style-name="P3"><text:tab/><text:tab/><text:tab/><text:tab/>25 a 64 <text:tab/><text:tab/>5026</text:p>
      <text:p text:style-name="P5"><text:tab/><text:tab/><text:tab/><text:tab/>65 a 80 <text:tab/><text:tab/>2947</text:p>
      <text:p text:style-name="P5"/>
      <text:p text:style-name="P1">Solución:</text:p>
      <text:p text:style-name="P5"/>
      <text:p text:style-name="P5">Calculamos los valores medios de cada intervalo y seguimos el ejemplo 4.</text:p>
      <text:p text:style-name="P5"/>
      <text:p text:style-name="P5"><draw:frame draw:style-name="fr2" draw:name="Objeto2" text:anchor-type="paragraph" svg:x="3.851cm" svg:y="0.302cm" svg:width="9.297cm" svg:height="3.614cm" draw:z-index="2"><draw:object xlink:href="./Object 2" xlink:type="simple" xlink:show="embed" xlink:actuate="onLoad"/><draw:image xlink:href="./ObjectReplacements/Object 2" xlink:type="simple" xlink:show="embed" xlink:actuate="onLoad"/></draw:frame></text:p>
      <text:p text:style-name="P5"/>
      <text:p text:style-name="P5"/>
      <text:p text:style-name="P5"/>
      <text:p text:style-name="P5"/>
      <text:p text:style-name="P5"/>
      <text:p text:style-name="P5"/>
      <text:p text:style-name="P5"><text:span text:style-name="T4"/></text:p>
      <text:p text:style-name="P5"><text:span text:style-name="T4"/></text:p>
      <text:p text:style-name="P5"><text:span text:style-name="T4">Media</text:span>= 44,11</text:p>
      <text:p text:style-name="P5"><text:span text:style-name="T4">Varianza</text:span>= 478,77</text:p>
      <text:p text:style-name="P3"><text:s/>(poblacional ya que consideramos los datos de todo el país)</text:p>
      <text:p text:style-name="P5"><text:span text:style-name="T4">Desviación típica</text:span>= 21,88</text:p>
      <text:p text:style-name="P5"/>
      <text:p text:style-name="P9">Ejercicio 3</text:p>
      <text:p text:style-name="P3">Para incentivar a los trabajadores de una empresa de mensajeros la dirección de la empresa <text:span text:style-name="T1">ha decidido conceder un suplemento salarial a la persona que hace las entregas con mayor rapidez. Los trabajadores de la empresa se organizan en dos turnos. En el turno de la mañana, debido al tráfico, el tiempo medio de entrega es de 30 minutos, con una varianza de 100, mientras que en el turno de la tarde la media es de 20 minutos con una varianza de 49. El mensajero más veloz del turno de mañana tarda una media de 25 minutos en hacer sus entregas y el de la </text:span>tarde 15 minutos. Utiliza <text:span text:style-name="T11">z-scores </text:span>para decidir a qué mensajero aumentar el sueldo.</text:p>
      <text:p text:style-name="P3"/>
      <text:p text:style-name="P2">Solución:</text:p>
      <text:p text:style-name="P3"/>
      <text:p text:style-name="P3">mensajero turno mañana:</text:p>
      <text:p text:style-name="P3"><draw:frame draw:style-name="fr3" draw:name="Objeto3" text:anchor-type="as-char" svg:width="5.56cm" svg:height="1.205cm" draw:z-index="3"><draw:object xlink:href="./Object 3" xlink:type="simple" xlink:show="embed" xlink:actuate="onLoad"/><draw:image xlink:href="./ObjectReplacements/Object 3" xlink:type="simple" xlink:show="embed" xlink:actuate="onLoad"/></draw:frame></text:p>
      <text:p text:style-name="P3"/>
      <text:p text:style-name="P3">mensajero turno tarde:</text:p>
      <text:p text:style-name="P3"><draw:frame draw:style-name="fr3" draw:name="Objeto4" text:anchor-type="as-char" svg:width="6.078cm" svg:height="1.208cm" draw:z-index="4"><draw:object xlink:href="./Object 4" xlink:type="simple" xlink:show="embed" xlink:actuate="onLoad"/><draw:image xlink:href="./ObjectReplacements/Object 4" xlink:type="simple" xlink:show="embed" xlink:actuate="onLoad"/></draw:frame></text:p>
      <text:p text:style-name="P3"/>
      <text:p text:style-name="P3">Aumentaríamos el sueldo al mensajero del turno de tarde pues su z-score es may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BX12" svg:font-family="CMBX12"/>
    <style:font-face style:name="CMMI12" svg:font-family="CMMI12"/>
    <style:font-face style:name="CMMI8" svg:font-family="CMMI8"/>
    <style:font-face style:name="CMR12" svg:font-family="CMR12"/>
    <style:font-face style:name="CMTI12" svg:font-family="CMTI12"/>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sé Luis</meta:initial-creator>
    <meta:creation-date>2008-04-19T17:40:51</meta:creation-date>
    <dc:creator>Jose Luis</dc:creator>
    <dc:date>2009-01-28T12:12:17</dc:date>
    <dc:language>es-ES</dc:language>
    <meta:editing-cycles>19</meta:editing-cycles>
    <meta:editing-duration>PT1H8M20S</meta:editing-duration>
    <meta:user-defined meta:name="Info 1"/>
    <meta:user-defined meta:name="Info 2"/>
    <meta:user-defined meta:name="Info 3"/>
    <meta:user-defined meta:name="Info 4"/>
    <meta:document-statistic meta:table-count="0" meta:image-count="1" meta:object-count="4" meta:page-count="4" meta:paragraph-count="46" meta:word-count="390" meta:character-count="22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85cm"/>
    </style:style>
    <style:style style:name="co2" style:family="table-column">
      <style:table-column-properties fo:break-before="auto" style:column-width="2.267cm"/>
    </style:style>
    <style:style style:name="co3" style:family="table-column">
      <style:table-column-properties fo:break-before="auto" style:column-width="2.413cm"/>
    </style:style>
    <style:style style:name="co4" style:family="table-column">
      <style:table-column-properties fo:break-before="auto" style:column-width="2.4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text-properties fo:font-weight="bold"/>
    </style:style>
    <style:style style:name="ce2" style:family="table-cell" style:parent-style-name="Default">
      <style:table-cell-properties fo:border="0.018cm solid #000000"/>
    </style:style>
  </office:automatic-styles>
  <office:body>
    <office:spreadsheet>
      <table:table table:name="Hoja1" table:style-name="ta1" table:print="false">
        <table:table-column table:style-name="co1" table:default-cell-style-name="ce2"/>
        <table:table-column table:style-name="co2" table:number-columns-repeated="2" table:default-cell-style-name="ce2"/>
        <table:table-column table:style-name="co3" table:default-cell-style-name="ce2"/>
        <table:table-column table:style-name="co2" table:default-cell-style-name="ce2"/>
        <table:table-column table:style-name="co4" table:default-cell-style-name="Default"/>
        <table:table-row table:style-name="ro1" table:number-rows-repeated="3">
          <table:table-cell table:style-name="Default" table:number-columns-repeated="5"/>
          <table:table-cell/>
        </table:table-row>
        <table:table-row table:style-name="ro1">
          <table:table-cell table:style-name="ce1" office:value-type="string">
            <text:p>Nº farmacias</text:p>
          </table:table-cell>
          <table:table-cell table:style-name="ce1" office:value-type="string">
            <text:p>F. absoluta</text:p>
          </table:table-cell>
          <table:table-cell table:style-name="ce1" office:value-type="string">
            <text:p>F. relativa</text:p>
          </table:table-cell>
          <table:table-cell table:style-name="ce1" office:value-type="string">
            <text:p>F. abs. Acum</text:p>
          </table:table-cell>
          <table:table-cell table:style-name="ce1" office:value-type="string">
            <text:p>F. rel. acum</text:p>
          </table:table-cell>
          <table:table-cell office:value-type="string">
            <text:p>(N. farmac.)^2</text:p>
          </table:table-cell>
        </table:table-row>
        <table:table-row table:style-name="ro1">
          <table:table-cell office:value-type="float" office:value="1">
            <text:p>1</text:p>
          </table:table-cell>
          <table:table-cell office:value-type="float" office:value="26">
            <text:p>26</text:p>
          </table:table-cell>
          <table:table-cell table:formula="oooc:=[.B5]/[.$B$17]" office:value-type="float" office:value="0.5">
            <text:p>0,5</text:p>
          </table:table-cell>
          <table:table-cell table:formula="oooc:=[.B5]" office:value-type="float" office:value="26">
            <text:p>26</text:p>
          </table:table-cell>
          <table:table-cell table:formula="oooc:=[.D5]/[.$B$17]" office:value-type="float" office:value="0.5">
            <text:p>0,5</text:p>
          </table:table-cell>
          <table:table-cell table:formula="oooc:=[.A5]^2" office:value-type="float" office:value="1">
            <text:p>1</text:p>
          </table:table-cell>
        </table:table-row>
        <table:table-row table:style-name="ro1">
          <table:table-cell office:value-type="float" office:value="2">
            <text:p>2</text:p>
          </table:table-cell>
          <table:table-cell office:value-type="float" office:value="6">
            <text:p>6</text:p>
          </table:table-cell>
          <table:table-cell table:formula="oooc:=[.B6]/[.$B$17]" office:value-type="float" office:value="0.115384615384615">
            <text:p>0,12</text:p>
          </table:table-cell>
          <table:table-cell table:formula="oooc:=[.B6]+[.D5]" office:value-type="float" office:value="32">
            <text:p>32</text:p>
          </table:table-cell>
          <table:table-cell table:formula="oooc:=[.D6]/[.$B$17]" office:value-type="float" office:value="0.615384615384615">
            <text:p>0,62</text:p>
          </table:table-cell>
          <table:table-cell table:formula="oooc:=[.A6]^2" office:value-type="float" office:value="4">
            <text:p>4</text:p>
          </table:table-cell>
        </table:table-row>
        <table:table-row table:style-name="ro1">
          <table:table-cell office:value-type="float" office:value="3">
            <text:p>3</text:p>
          </table:table-cell>
          <table:table-cell office:value-type="float" office:value="2">
            <text:p>2</text:p>
          </table:table-cell>
          <table:table-cell table:formula="oooc:=[.B7]/[.$B$17]" office:value-type="float" office:value="0.0384615384615385">
            <text:p>0,04</text:p>
          </table:table-cell>
          <table:table-cell table:formula="oooc:=[.B7]+[.D6]" office:value-type="float" office:value="34">
            <text:p>34</text:p>
          </table:table-cell>
          <table:table-cell table:formula="oooc:=[.D7]/[.$B$17]" office:value-type="float" office:value="0.653846153846154">
            <text:p>0,65</text:p>
          </table:table-cell>
          <table:table-cell table:formula="oooc:=[.A7]^2" office:value-type="float" office:value="9">
            <text:p>9</text:p>
          </table:table-cell>
        </table:table-row>
        <table:table-row table:style-name="ro1">
          <table:table-cell table:number-columns-repeated="2" office:value-type="float" office:value="4">
            <text:p>4</text:p>
          </table:table-cell>
          <table:table-cell table:formula="oooc:=[.B8]/[.$B$17]" office:value-type="float" office:value="0.0769230769230769">
            <text:p>0,08</text:p>
          </table:table-cell>
          <table:table-cell table:formula="oooc:=[.B8]+[.D7]" office:value-type="float" office:value="38">
            <text:p>38</text:p>
          </table:table-cell>
          <table:table-cell table:formula="oooc:=[.D8]/[.$B$17]" office:value-type="float" office:value="0.730769230769231">
            <text:p>0,73</text:p>
          </table:table-cell>
          <table:table-cell table:formula="oooc:=[.A8]^2" office:value-type="float" office:value="16">
            <text:p>16</text:p>
          </table:table-cell>
        </table:table-row>
        <table:table-row table:style-name="ro1">
          <table:table-cell office:value-type="float" office:value="5">
            <text:p>5</text:p>
          </table:table-cell>
          <table:table-cell office:value-type="float" office:value="3">
            <text:p>3</text:p>
          </table:table-cell>
          <table:table-cell table:formula="oooc:=[.B9]/[.$B$17]" office:value-type="float" office:value="0.0576923076923077">
            <text:p>0,06</text:p>
          </table:table-cell>
          <table:table-cell table:formula="oooc:=[.B9]+[.D8]" office:value-type="float" office:value="41">
            <text:p>41</text:p>
          </table:table-cell>
          <table:table-cell table:formula="oooc:=[.D9]/[.$B$17]" office:value-type="float" office:value="0.788461538461538">
            <text:p>0,79</text:p>
          </table:table-cell>
          <table:table-cell table:formula="oooc:=[.A9]^2" office:value-type="float" office:value="25">
            <text:p>25</text:p>
          </table:table-cell>
        </table:table-row>
        <table:table-row table:style-name="ro1">
          <table:table-cell office:value-type="float" office:value="6">
            <text:p>6</text:p>
          </table:table-cell>
          <table:table-cell office:value-type="float" office:value="3">
            <text:p>3</text:p>
          </table:table-cell>
          <table:table-cell table:formula="oooc:=[.B10]/[.$B$17]" office:value-type="float" office:value="0.0576923076923077">
            <text:p>0,06</text:p>
          </table:table-cell>
          <table:table-cell table:formula="oooc:=[.B10]+[.D9]" office:value-type="float" office:value="44">
            <text:p>44</text:p>
          </table:table-cell>
          <table:table-cell table:formula="oooc:=[.D10]/[.$B$17]" office:value-type="float" office:value="0.846153846153846">
            <text:p>0,85</text:p>
          </table:table-cell>
          <table:table-cell table:formula="oooc:=[.A10]^2" office:value-type="float" office:value="36">
            <text:p>36</text:p>
          </table:table-cell>
        </table:table-row>
        <table:table-row table:style-name="ro1">
          <table:table-cell office:value-type="float" office:value="8">
            <text:p>8</text:p>
          </table:table-cell>
          <table:table-cell office:value-type="float" office:value="3">
            <text:p>3</text:p>
          </table:table-cell>
          <table:table-cell table:formula="oooc:=[.B11]/[.$B$17]" office:value-type="float" office:value="0.0576923076923077">
            <text:p>0,06</text:p>
          </table:table-cell>
          <table:table-cell table:formula="oooc:=[.B11]+[.D10]" office:value-type="float" office:value="47">
            <text:p>47</text:p>
          </table:table-cell>
          <table:table-cell table:formula="oooc:=[.D11]/[.$B$17]" office:value-type="float" office:value="0.903846153846154">
            <text:p>0,9</text:p>
          </table:table-cell>
          <table:table-cell table:formula="oooc:=[.A11]^2" office:value-type="float" office:value="64">
            <text:p>64</text:p>
          </table:table-cell>
        </table:table-row>
        <table:table-row table:style-name="ro1">
          <table:table-cell office:value-type="float" office:value="9">
            <text:p>9</text:p>
          </table:table-cell>
          <table:table-cell office:value-type="float" office:value="1">
            <text:p>1</text:p>
          </table:table-cell>
          <table:table-cell table:formula="oooc:=[.B12]/[.$B$17]" office:value-type="float" office:value="0.0192307692307692">
            <text:p>0,02</text:p>
          </table:table-cell>
          <table:table-cell table:formula="oooc:=[.B12]+[.D11]" office:value-type="float" office:value="48">
            <text:p>48</text:p>
          </table:table-cell>
          <table:table-cell table:formula="oooc:=[.D12]/[.$B$17]" office:value-type="float" office:value="0.923076923076923">
            <text:p>0,92</text:p>
          </table:table-cell>
          <table:table-cell table:formula="oooc:=[.A12]^2" office:value-type="float" office:value="81">
            <text:p>81</text:p>
          </table:table-cell>
        </table:table-row>
        <table:table-row table:style-name="ro1">
          <table:table-cell office:value-type="float" office:value="10">
            <text:p>10</text:p>
          </table:table-cell>
          <table:table-cell office:value-type="float" office:value="1">
            <text:p>1</text:p>
          </table:table-cell>
          <table:table-cell table:formula="oooc:=[.B13]/[.$B$17]" office:value-type="float" office:value="0.0192307692307692">
            <text:p>0,02</text:p>
          </table:table-cell>
          <table:table-cell table:formula="oooc:=[.B13]+[.D12]" office:value-type="float" office:value="49">
            <text:p>49</text:p>
          </table:table-cell>
          <table:table-cell table:formula="oooc:=[.D13]/[.$B$17]" office:value-type="float" office:value="0.942307692307692">
            <text:p>0,94</text:p>
          </table:table-cell>
          <table:table-cell table:formula="oooc:=[.A13]^2" office:value-type="float" office:value="100">
            <text:p>100</text:p>
          </table:table-cell>
        </table:table-row>
        <table:table-row table:style-name="ro1">
          <table:table-cell office:value-type="float" office:value="14">
            <text:p>14</text:p>
          </table:table-cell>
          <table:table-cell office:value-type="float" office:value="1">
            <text:p>1</text:p>
          </table:table-cell>
          <table:table-cell table:formula="oooc:=[.B14]/[.$B$17]" office:value-type="float" office:value="0.0192307692307692">
            <text:p>0,02</text:p>
          </table:table-cell>
          <table:table-cell table:formula="oooc:=[.B14]+[.D13]" office:value-type="float" office:value="50">
            <text:p>50</text:p>
          </table:table-cell>
          <table:table-cell table:formula="oooc:=[.D14]/[.$B$17]" office:value-type="float" office:value="0.961538461538462">
            <text:p>0,96</text:p>
          </table:table-cell>
          <table:table-cell table:formula="oooc:=[.A14]^2" office:value-type="float" office:value="196">
            <text:p>196</text:p>
          </table:table-cell>
        </table:table-row>
        <table:table-row table:style-name="ro1">
          <table:table-cell office:value-type="float" office:value="27">
            <text:p>27</text:p>
          </table:table-cell>
          <table:table-cell office:value-type="float" office:value="1">
            <text:p>1</text:p>
          </table:table-cell>
          <table:table-cell table:formula="oooc:=[.B15]/[.$B$17]" office:value-type="float" office:value="0.0192307692307692">
            <text:p>0,02</text:p>
          </table:table-cell>
          <table:table-cell table:formula="oooc:=[.B15]+[.D14]" office:value-type="float" office:value="51">
            <text:p>51</text:p>
          </table:table-cell>
          <table:table-cell table:formula="oooc:=[.D15]/[.$B$17]" office:value-type="float" office:value="0.980769230769231">
            <text:p>0,98</text:p>
          </table:table-cell>
          <table:table-cell table:formula="oooc:=[.A15]^2" office:value-type="float" office:value="729">
            <text:p>729</text:p>
          </table:table-cell>
        </table:table-row>
        <table:table-row table:style-name="ro1">
          <table:table-cell office:value-type="float" office:value="140">
            <text:p>140</text:p>
          </table:table-cell>
          <table:table-cell office:value-type="float" office:value="1">
            <text:p>1</text:p>
          </table:table-cell>
          <table:table-cell table:formula="oooc:=[.B16]/[.$B$17]" office:value-type="float" office:value="0.0192307692307692">
            <text:p>0,02</text:p>
          </table:table-cell>
          <table:table-cell table:formula="oooc:=[.B16]+[.D15]" office:value-type="float" office:value="52">
            <text:p>52</text:p>
          </table:table-cell>
          <table:table-cell table:formula="oooc:=[.D16]/[.$B$17]" office:value-type="float" office:value="1">
            <text:p>1</text:p>
          </table:table-cell>
          <table:table-cell table:formula="oooc:=[.A16]^2" office:value-type="float" office:value="19600">
            <text:p>19600</text:p>
          </table:table-cell>
        </table:table-row>
        <table:table-row table:style-name="ro1">
          <table:table-cell table:style-name="ce1" office:value-type="string">
            <text:p>Suma</text:p>
          </table:table-cell>
          <table:table-cell table:formula="oooc:=SUM([.B5:.B16])" office:value-type="float" office:value="52">
            <text:p>52</text:p>
          </table:table-cell>
          <table:table-cell table:formula="oooc:=SUM([.C5:.C16])" office:value-type="float" office:value="1">
            <text:p>1</text:p>
          </table:table-cell>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19">19/04/2008</text:date>, <text:time>18:16:5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85cm"/>
    </style:style>
    <style:style style:name="co2" style:family="table-column">
      <style:table-column-properties fo:break-before="auto" style:column-width="2.267cm"/>
    </style:style>
    <style:style style:name="co3" style:family="table-column">
      <style:table-column-properties fo:break-before="auto" style:column-width="2.41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18cm solid #000000"/>
      <style:text-properties fo:font-weight="bold"/>
    </style:style>
    <style:style style:name="ce2" style:family="table-cell" style:parent-style-name="Default">
      <style:table-cell-properties fo:border="0.018cm solid #000000"/>
    </style:style>
    <style:style style:name="ce3" style:family="table-cell" style:parent-style-name="Default" style:data-style-name="N37">
      <style:table-cell-properties fo:border="0.018cm solid #000000"/>
    </style:style>
  </office:automatic-styles>
  <office:body>
    <office:spreadsheet>
      <table:table table:name="Hoj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row table:style-name="ro1" table:number-rows-repeated="28">
          <table:table-cell table:number-columns-repeated="4"/>
        </table:table-row>
        <table:table-row table:style-name="ro1">
          <table:table-cell table:style-name="ce1" office:value-type="string">
            <text:p>Edad</text:p>
          </table:table-cell>
          <table:table-cell table:style-name="ce1" office:value-type="string">
            <text:p>Edad media</text:p>
          </table:table-cell>
          <table:table-cell table:style-name="ce1" office:value-type="string">
            <text:p>F. absoluta</text:p>
          </table:table-cell>
          <table:table-cell office:value-type="string">
            <text:p>Edad media^2</text:p>
          </table:table-cell>
        </table:table-row>
        <table:table-row table:style-name="ro1">
          <table:table-cell table:style-name="ce2" office:value-type="string">
            <text:p>0 – 4</text:p>
          </table:table-cell>
          <table:table-cell table:style-name="ce2" office:value-type="float" office:value="2">
            <text:p>2</text:p>
          </table:table-cell>
          <table:table-cell table:style-name="ce2" office:value-type="float" office:value="343">
            <text:p>343</text:p>
          </table:table-cell>
          <table:table-cell table:formula="oooc:=[.B30]^2" office:value-type="float" office:value="4">
            <text:p>4</text:p>
          </table:table-cell>
        </table:table-row>
        <table:table-row table:style-name="ro1">
          <table:table-cell table:style-name="ce3" office:value-type="string">
            <text:p>5 – 14</text:p>
          </table:table-cell>
          <table:table-cell table:style-name="ce2" office:value-type="float" office:value="9.5">
            <text:p>9,5</text:p>
          </table:table-cell>
          <table:table-cell table:style-name="ce2" office:value-type="float" office:value="1172">
            <text:p>1172</text:p>
          </table:table-cell>
          <table:table-cell table:formula="oooc:=[.B31]^2" office:value-type="float" office:value="90.25">
            <text:p>90,25</text:p>
          </table:table-cell>
        </table:table-row>
        <table:table-row table:style-name="ro1">
          <table:table-cell table:style-name="ce2" office:value-type="string">
            <text:p>15 – 17</text:p>
          </table:table-cell>
          <table:table-cell table:style-name="ce2" office:value-type="float" office:value="16">
            <text:p>16</text:p>
          </table:table-cell>
          <table:table-cell table:style-name="ce2" office:value-type="float" office:value="333">
            <text:p>333</text:p>
          </table:table-cell>
          <table:table-cell table:formula="oooc:=[.B32]^2" office:value-type="float" office:value="256">
            <text:p>256</text:p>
          </table:table-cell>
        </table:table-row>
        <table:table-row table:style-name="ro1">
          <table:table-cell table:style-name="ce2" office:value-type="string">
            <text:p>18 – 24</text:p>
          </table:table-cell>
          <table:table-cell table:style-name="ce2" office:value-type="float" office:value="21">
            <text:p>21</text:p>
          </table:table-cell>
          <table:table-cell table:style-name="ce2" office:value-type="float" office:value="918">
            <text:p>918</text:p>
          </table:table-cell>
          <table:table-cell table:formula="oooc:=[.B33]^2" office:value-type="float" office:value="441">
            <text:p>441</text:p>
          </table:table-cell>
        </table:table-row>
        <table:table-row table:style-name="ro1">
          <table:table-cell table:style-name="ce2" office:value-type="string">
            <text:p>25 – 64</text:p>
          </table:table-cell>
          <table:table-cell table:style-name="ce2" office:value-type="float" office:value="44.5">
            <text:p>44,5</text:p>
          </table:table-cell>
          <table:table-cell table:style-name="ce2" office:value-type="float" office:value="5026">
            <text:p>5026</text:p>
          </table:table-cell>
          <table:table-cell table:formula="oooc:=[.B34]^2" office:value-type="float" office:value="1980.25">
            <text:p>1980,25</text:p>
          </table:table-cell>
        </table:table-row>
        <table:table-row table:style-name="ro1">
          <table:table-cell table:style-name="ce2" office:value-type="string">
            <text:p>65 – 80</text:p>
          </table:table-cell>
          <table:table-cell table:style-name="ce2" office:value-type="float" office:value="72.5">
            <text:p>72,5</text:p>
          </table:table-cell>
          <table:table-cell table:style-name="ce2" office:value-type="float" office:value="2947">
            <text:p>2947</text:p>
          </table:table-cell>
          <table:table-cell table:formula="oooc:=[.B35]^2" office:value-type="float" office:value="5256.25">
            <text:p>5256,25</text:p>
          </table:table-cell>
        </table:table-row>
        <table:table-row table:style-name="ro1">
          <table:table-cell table:style-name="ce2" office:value-type="string">
            <text:p>Suma</text:p>
          </table:table-cell>
          <table:table-cell table:style-name="ce2"/>
          <table:table-cell table:style-name="ce2" table:formula="oooc:=SUM([.C30:.C35])" office:value-type="float" office:value="10739">
            <text:p>10739</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9">09/06/2008</text:date>, <text:time>11:15:5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DOCTYPE math  PUBLIC '-//OpenOffice.org//DTD Modified W3C MathML 1.01//EN'  'math.dtd'>
<math:math xmlns:math="http://www.w3.org/1998/Math/MathML">
  <math:semantics>
    <math:mrow>
      <math:mrow>
        <math:mrow>
          <math:msub>
            <math:mi>z</math:mi>
            <math:mn>1</math:mn>
          </math:msub>
          <math:mo math:stretchy="false">=</math:mo>
          <math:mfrac>
            <math:mrow>
              <math:mn>25</math:mn>
              <math:mo math:stretchy="false">−</math:mo>
              <math:mn>30</math:mn>
            </math:mrow>
            <math:msqrt>
              <math:mn>100</math:mn>
            </math:msqrt>
          </math:mfrac>
        </math:mrow>
        <math:mo math:stretchy="false">=</math:mo>
        <math:mrow>
          <math:mo math:stretchy="false">−</math:mo>
          <math:mn>0,5</math:mn>
        </math:mrow>
      </math:mrow>
      <math:mi/>
      <math:mo math:stretchy="false">→</math:mo>
      <math:mi/>
      <math:mn>0,5</math:mn>
    </math:mrow>
    <math:annotation math:encoding="StarMath 5.0">z_1={25-30}over {sqrt{100}}=-0,5  ~ rightarrow ~ 0,5

</math:annotation>
  </math:semantics>
</math:math>
</file>

<file path=Object 4/content.xml><?xml version="1.0" encoding="utf-8"?>
<!DOCTYPE math  PUBLIC '-//OpenOffice.org//DTD Modified W3C MathML 1.01//EN'  'math.dtd'>
<math:math xmlns:math="http://www.w3.org/1998/Math/MathML">
  <math:semantics>
    <math:mrow>
      <math:mrow>
        <math:mrow>
          <math:msub>
            <math:mi>z</math:mi>
            <math:mn>2</math:mn>
          </math:msub>
          <math:mo math:stretchy="false">=</math:mo>
          <math:mfrac>
            <math:mrow>
              <math:mn>15</math:mn>
              <math:mo math:stretchy="false">−</math:mo>
              <math:mn>20</math:mn>
            </math:mrow>
            <math:msqrt>
              <math:mn>49</math:mn>
            </math:msqrt>
          </math:mfrac>
        </math:mrow>
        <math:mo math:stretchy="false">=</math:mo>
        <math:mrow>
          <math:mo math:stretchy="false">−</math:mo>
          <math:mn>0,71</math:mn>
        </math:mrow>
      </math:mrow>
      <math:mi/>
      <math:mo math:stretchy="false">→</math:mo>
      <math:mi/>
      <math:mn>0,71</math:mn>
    </math:mrow>
    <math:annotation math:encoding="StarMath 5.0">z_2={15-20}over {sqrt{49}}=-0,71  ~ rightarrow ~ 0,71

</math:annotation>
  </math:semantics>
</math:math>
</file>